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cv2</text:p>
      <text:p text:style-name="Standard">import matplotlib.pyplot as plt</text:p>
      <text:p text:style-name="Standard"/>
      <text:p text:style-name="Standard"># Load the mask image (3 channels)</text:p>
      <text:p text:style-name="Standard">mask_image = cv2.imread('path_to_mask_image.png')</text:p>
      <text:p text:style-name="Standard"/>
      <text:p text:style-name="Standard"># Create an empty mask with 8 channels</text:p>
      <text:p text:style-name="Standard">height, width, _ = mask_image.shape</text:p>
      <text:p text:style-name="Standard">multi_class_mask = np.zeros((height, width, 8), dtype=np.uint8)</text:p>
      <text:p text:style-name="Standard"/>
      <text:p text:style-name="Standard"># Define the colors for each class</text:p>
      <text:p text:style-name="Standard">color_map = {</text:p>
      <text:p text:style-name="Standard"><text:s text:c="4"/>'car': (255, 0, 0), <text:s text:c="7"/># Red</text:p>
      <text:p text:style-name="Standard"><text:s text:c="4"/>'person': (0, 255, 0), <text:s text:c="4"/># Green</text:p>
      <text:p text:style-name="Standard"><text:s text:c="4"/>'bicycle': (0, 0, 255), <text:s text:c="3"/># Blue</text:p>
      <text:p text:style-name="Standard"><text:s text:c="4"/>'truck': (255, 255, 0), <text:s text:c="3"/># Yellow</text:p>
      <text:p text:style-name="Standard"><text:s text:c="4"/>'motorcycle': (255, 0, 255),# Magenta</text:p>
      <text:p text:style-name="Standard"><text:s text:c="4"/>'bus': (0, 255, 255), <text:s text:c="5"/># Cyan</text:p>
      <text:p text:style-name="Standard"><text:s text:c="4"/>'traffic_light': (128, 0, 128), # Purple</text:p>
      <text:p text:style-name="Standard"><text:s text:c="4"/>'stop_sign': (255, 165, 0), # Orange</text:p>
      <text:p text:style-name="Standard">}</text:p>
      <text:p text:style-name="Standard"/>
      <text:p text:style-name="Standard"># Assign each class a channel based on color</text:p>
      <text:p text:style-name="Standard">for i, (class_name, color) in enumerate(color_map.items()):</text:p>
      <text:p text:style-name="Standard"><text:s text:c="4"/>class_mask = np.all(mask_image == color, axis=-1) <text:s/># Binary mask for each class</text:p>
      <text:p text:style-name="Standard"><text:s text:c="4"/># Convert the boolean mask to uint8 for saving</text:p>
      <text:p text:style-name="Standard"><text:s text:c="4"/>class_mask_uint8 = (class_mask.astype(np.uint8)) * 255</text:p>
      <text:p text:style-name="Standard"><text:s text:c="4"/>cv2.imwrite('mask_{}.png'.format(class_name), class_mask_uint8)</text:p>
      <text:p text:style-name="Standard"/>
      <text:p text:style-name="Standard"># Optionally, visualize each class mask (if needed)</text:p>
      <text:p text:style-name="Standard">fig, axes = plt.subplots(2, 4, figsize=(16, 8))</text:p>
      <text:p text:style-name="Standard">axes = axes.flatten()</text:p>
      <text:p text:style-name="Standard"/>
      <text:p text:style-name="Standard">for i, class_name in enumerate(color_map.keys()):</text:p>
      <text:p text:style-name="Standard"><text:s text:c="4"/>axes[i].imshow(multi_class_mask[:, :, i], cmap='gray')</text:p>
      <text:p text:style-name="Standard"><text:s text:c="4"/>axes[i].set_title(class_name)</text:p>
      <text:p text:style-name="Standard"><text:s text:c="4"/>axes[i].axis('off')</text:p>
      <text:p text:style-name="Standard"/>
      <text:p text:style-name="Standard">plt.show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2:03:23.202000000</meta:creation-date>
    <dc:date>2024-10-24T12:03:51.562000000</dc:date>
    <meta:editing-duration>PT29S</meta:editing-duration>
    <meta:editing-cycles>1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3" meta:word-count="170" meta:character-count="1291" meta:non-whitespace-character-count="1071"/>
  </office:meta>
</office:document-meta>
</file>